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165e4" officeooo:paragraph-rsid="001165e4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rsid="001165e4" officeooo:paragraph-rsid="001165e4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officeooo:rsid="00128c42" officeooo:paragraph-rsid="00128c42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officeooo:rsid="0012dea2" officeooo:paragraph-rsid="0012dea2" style:font-size-asian="12.25pt" style:font-size-complex="14pt"/>
    </style:style>
    <style:style style:name="T1" style:family="text">
      <style:text-properties officeooo:rsid="00128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sa intelligente</text:p>
      <text:p text:style-name="P1"/>
      <text:p text:style-name="P2">Si desidera ottimizzare la lista della spesa, in particolare vogliamo ridurre l’acquisto delle cose inutili permettendo al compratore di sopravvivere per una settimana.</text:p>
      <text:p text:style-name="P2">Per facilitare il compito si è scelto un insieme di pasti possibili accompagnato dalla propria lista ingredienti.</text:p>
      <text:p text:style-name="P2">Sono stati inoltre raccolti i dati sui prezzi delle varie confezioni nel supermercato di fiducia, indicando quanti ingredienti è in grado di fornire ogni confezione.</text:p>
      <text:p text:style-name="P2">I pasti sono stati inoltre suddivisi in due macrocategorie: pranzo e cena.</text:p>
      <text:p text:style-name="P2">Considerando che la lista della spesa deve essere compilata per la settimana, il programma deve fornire la soluzione in grado di offrire 7 pranzi e 7 cene, inoltre per evitare la monotonia dei pasti, si è deciso che tra pranzi e cene devono esserci quantomeno 4 e 3 combinazioni <text:span text:style-name="T1">differenti</text:span> rispettivamente.</text:p>
      <text:p text:style-name="P3">Vogliamo quindi trovare la combinazione di confezioni in modo da avere una dieta bilanciata al minor prezzo possibile.</text:p>
      <text:p text:style-name="P3">Ulteriori vincoli possono essere aggiunti in base alla settimana, ma questo non è strettamente un problema relativo al modello matematico.</text:p>
      <text:p text:style-name="P3">I dati raccolti si trovano nei file:</text:p>
      <text:p text:style-name="P3">confezioni.odt</text:p>
      <text:p text:style-name="P3">pasti.odt</text:p>
      <text:p text:style-name="P4">prezzi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49:43.914784413</meta:creation-date>
    <dc:date>2017-10-23T15:06:47.876624298</dc:date>
    <meta:editing-duration>PT4M2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2" meta:word-count="178" meta:character-count="1169" meta:non-whitespace-character-count="1003"/>
  </office:meta>
</office:document-meta>
</file>